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_rr_idle" table:style-name="ta1">
        <table:shapes>
          <draw:frame draw:z-index="0" draw:style-name="gr1" draw:text-style-name="P1" svg:width="453.51pt" svg:height="255.09pt" svg:x="0pt" svg:y="1281.29pt">
            <draw:object draw:notify-on-update-of-ranges="result_rr_idle.A1:result_rr_idle.A99 result_rr_idle.B1:result_rr_idle.B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.25980623818526" calcext:value-type="float">
            <text:p>1.25980623818526</text:p>
          </table:table-cell>
          <table:table-cell office:value-type="float" office:value="1.23798973880597" calcext:value-type="float">
            <text:p>1.23798973880597</text:p>
          </table:table-cell>
        </table:table-row>
        <table:table-row table:style-name="ro1">
          <table:table-cell office:value-type="float" office:value="1.14851134215501" calcext:value-type="float">
            <text:p>1.14851134215501</text:p>
          </table:table-cell>
          <table:table-cell office:value-type="float" office:value="1.23740671641791" calcext:value-type="float">
            <text:p>1.23740671641791</text:p>
          </table:table-cell>
        </table:table-row>
        <table:table-row table:style-name="ro1">
          <table:table-cell office:value-type="float" office:value="1.26181474480151" calcext:value-type="float">
            <text:p>1.26181474480151</text:p>
          </table:table-cell>
          <table:table-cell office:value-type="float" office:value="1.23705690298507" calcext:value-type="float">
            <text:p>1.23705690298507</text:p>
          </table:table-cell>
        </table:table-row>
        <table:table-row table:style-name="ro1">
          <table:table-cell office:value-type="float" office:value="1.1632797731569" calcext:value-type="float">
            <text:p>1.1632797731569</text:p>
          </table:table-cell>
          <table:table-cell office:value-type="float" office:value="1.23950559701493" calcext:value-type="float">
            <text:p>1.23950559701493</text:p>
          </table:table-cell>
        </table:table-row>
        <table:table-row table:style-name="ro1">
          <table:table-cell office:value-type="float" office:value="1.06675330812854" calcext:value-type="float">
            <text:p>1.06675330812854</text:p>
          </table:table-cell>
          <table:table-cell office:value-type="float" office:value="1.24440298507463" calcext:value-type="float">
            <text:p>1.24440298507463</text:p>
          </table:table-cell>
        </table:table-row>
        <table:table-row table:style-name="ro1">
          <table:table-cell office:value-type="float" office:value="1.17615784499055" calcext:value-type="float">
            <text:p>1.17615784499055</text:p>
          </table:table-cell>
          <table:table-cell office:value-type="float" office:value="1.23659048507463" calcext:value-type="float">
            <text:p>1.23659048507463</text:p>
          </table:table-cell>
        </table:table-row>
        <table:table-row table:style-name="ro1">
          <table:table-cell office:value-type="float" office:value="1.17958412098299" calcext:value-type="float">
            <text:p>1.17958412098299</text:p>
          </table:table-cell>
          <table:table-cell office:value-type="float" office:value="1.12278451492537" calcext:value-type="float">
            <text:p>1.12278451492537</text:p>
          </table:table-cell>
        </table:table-row>
        <table:table-row table:style-name="ro1">
          <table:table-cell office:value-type="float" office:value="1.25531663516068" calcext:value-type="float">
            <text:p>1.25531663516068</text:p>
          </table:table-cell>
          <table:table-cell office:value-type="float" office:value="1.24265391791045" calcext:value-type="float">
            <text:p>1.24265391791045</text:p>
          </table:table-cell>
        </table:table-row>
        <table:table-row table:style-name="ro1">
          <table:table-cell office:value-type="float" office:value="1.1226370510397" calcext:value-type="float">
            <text:p>1.1226370510397</text:p>
          </table:table-cell>
          <table:table-cell office:value-type="float" office:value="1.23682369402985" calcext:value-type="float">
            <text:p>1.23682369402985</text:p>
          </table:table-cell>
        </table:table-row>
        <table:table-row table:style-name="ro1">
          <table:table-cell office:value-type="float" office:value="1.25874291115312" calcext:value-type="float">
            <text:p>1.25874291115312</text:p>
          </table:table-cell>
          <table:table-cell office:value-type="float" office:value="1.23787313432836" calcext:value-type="float">
            <text:p>1.23787313432836</text:p>
          </table:table-cell>
        </table:table-row>
        <table:table-row table:style-name="ro1">
          <table:table-cell office:value-type="float" office:value="1.25720699432892" calcext:value-type="float">
            <text:p>1.25720699432892</text:p>
          </table:table-cell>
          <table:table-cell office:value-type="float" office:value="1.2353078358209" calcext:value-type="float">
            <text:p>1.2353078358209</text:p>
          </table:table-cell>
        </table:table-row>
        <table:table-row table:style-name="ro1">
          <table:table-cell office:value-type="float" office:value="1.25815217391304" calcext:value-type="float">
            <text:p>1.25815217391304</text:p>
          </table:table-cell>
          <table:table-cell office:value-type="float" office:value="1.23880597014925" calcext:value-type="float">
            <text:p>1.23880597014925</text:p>
          </table:table-cell>
        </table:table-row>
        <table:table-row table:style-name="ro1">
          <table:table-cell office:value-type="float" office:value="1.25874291115312" calcext:value-type="float">
            <text:p>1.25874291115312</text:p>
          </table:table-cell>
          <table:table-cell office:value-type="float" office:value="1.24731809701493" calcext:value-type="float">
            <text:p>1.24731809701493</text:p>
          </table:table-cell>
        </table:table-row>
        <table:table-row table:style-name="ro1">
          <table:table-cell office:value-type="float" office:value="1.0218572778828" calcext:value-type="float">
            <text:p>1.0218572778828</text:p>
          </table:table-cell>
          <table:table-cell office:value-type="float" office:value="1.23472481343284" calcext:value-type="float">
            <text:p>1.23472481343284</text:p>
          </table:table-cell>
        </table:table-row>
        <table:table-row table:style-name="ro1">
          <table:table-cell office:value-type="float" office:value="1.1656427221172" calcext:value-type="float">
            <text:p>1.1656427221172</text:p>
          </table:table-cell>
          <table:table-cell office:value-type="float" office:value="1.24743470149254" calcext:value-type="float">
            <text:p>1.24743470149254</text:p>
          </table:table-cell>
        </table:table-row>
        <table:table-row table:style-name="ro1">
          <table:table-cell office:value-type="float" office:value="1.16906899810964" calcext:value-type="float">
            <text:p>1.16906899810964</text:p>
          </table:table-cell>
          <table:table-cell office:value-type="float" office:value="1.234375" calcext:value-type="float">
            <text:p>1.234375</text:p>
          </table:table-cell>
        </table:table-row>
        <table:table-row table:style-name="ro1">
          <table:table-cell office:value-type="float" office:value="1.11850189035917" calcext:value-type="float">
            <text:p>1.11850189035917</text:p>
          </table:table-cell>
          <table:table-cell office:value-type="float" office:value="1.23390858208955" calcext:value-type="float">
            <text:p>1.23390858208955</text:p>
          </table:table-cell>
        </table:table-row>
        <table:table-row table:style-name="ro1">
          <table:table-cell office:value-type="float" office:value="1.26004253308129" calcext:value-type="float">
            <text:p>1.26004253308129</text:p>
          </table:table-cell>
          <table:table-cell office:value-type="float" office:value="1.24650186567164" calcext:value-type="float">
            <text:p>1.24650186567164</text:p>
          </table:table-cell>
        </table:table-row>
        <table:table-row table:style-name="ro1">
          <table:table-cell office:value-type="float" office:value="1.20569470699433" calcext:value-type="float">
            <text:p>1.20569470699433</text:p>
          </table:table-cell>
          <table:table-cell office:value-type="float" office:value="1.24673507462687" calcext:value-type="float">
            <text:p>1.24673507462687</text:p>
          </table:table-cell>
        </table:table-row>
        <table:table-row table:style-name="ro1">
          <table:table-cell office:value-type="float" office:value="1.09227315689981" calcext:value-type="float">
            <text:p>1.09227315689981</text:p>
          </table:table-cell>
          <table:table-cell office:value-type="float" office:value="1.24685167910448" calcext:value-type="float">
            <text:p>1.24685167910448</text:p>
          </table:table-cell>
        </table:table-row>
        <table:table-row table:style-name="ro1">
          <table:table-cell office:value-type="float" office:value="1.18679111531191" calcext:value-type="float">
            <text:p>1.18679111531191</text:p>
          </table:table-cell>
          <table:table-cell office:value-type="float" office:value="1.23950559701493" calcext:value-type="float">
            <text:p>1.23950559701493</text:p>
          </table:table-cell>
        </table:table-row>
        <table:table-row table:style-name="ro1">
          <table:table-cell office:value-type="float" office:value="1.08872873345936" calcext:value-type="float">
            <text:p>1.08872873345936</text:p>
          </table:table-cell>
          <table:table-cell office:value-type="float" office:value="1.24265391791045" calcext:value-type="float">
            <text:p>1.24265391791045</text:p>
          </table:table-cell>
        </table:table-row>
        <table:table-row table:style-name="ro1">
          <table:table-cell office:value-type="float" office:value="1.20014177693762" calcext:value-type="float">
            <text:p>1.20014177693762</text:p>
          </table:table-cell>
          <table:table-cell office:value-type="float" office:value="1.24603544776119" calcext:value-type="float">
            <text:p>1.24603544776119</text:p>
          </table:table-cell>
        </table:table-row>
        <table:table-row table:style-name="ro1">
          <table:table-cell office:value-type="float" office:value="1.05671077504726" calcext:value-type="float">
            <text:p>1.05671077504726</text:p>
          </table:table-cell>
          <table:table-cell office:value-type="float" office:value="1.24055503731343" calcext:value-type="float">
            <text:p>1.24055503731343</text:p>
          </table:table-cell>
        </table:table-row>
        <table:table-row table:style-name="ro1">
          <table:table-cell office:value-type="float" office:value="1.18620037807183" calcext:value-type="float">
            <text:p>1.18620037807183</text:p>
          </table:table-cell>
          <table:table-cell office:value-type="float" office:value="1.24113805970149" calcext:value-type="float">
            <text:p>1.24113805970149</text:p>
          </table:table-cell>
        </table:table-row>
        <table:table-row table:style-name="ro1">
          <table:table-cell office:value-type="float" office:value="1.06285444234405" calcext:value-type="float">
            <text:p>1.06285444234405</text:p>
          </table:table-cell>
          <table:table-cell office:value-type="float" office:value="1.24265391791045" calcext:value-type="float">
            <text:p>1.24265391791045</text:p>
          </table:table-cell>
        </table:table-row>
        <table:table-row table:style-name="ro1">
          <table:table-cell office:value-type="float" office:value="1.07301512287335" calcext:value-type="float">
            <text:p>1.07301512287335</text:p>
          </table:table-cell>
          <table:table-cell office:value-type="float" office:value="1.22994402985075" calcext:value-type="float">
            <text:p>1.22994402985075</text:p>
          </table:table-cell>
        </table:table-row>
        <table:table-row table:style-name="ro1">
          <table:table-cell office:value-type="float" office:value="1.11365784499055" calcext:value-type="float">
            <text:p>1.11365784499055</text:p>
          </table:table-cell>
          <table:table-cell office:value-type="float" office:value="1.12255130597015" calcext:value-type="float">
            <text:p>1.12255130597015</text:p>
          </table:table-cell>
        </table:table-row>
        <table:table-row table:style-name="ro1">
          <table:table-cell office:value-type="float" office:value="1.08471172022684" calcext:value-type="float">
            <text:p>1.08471172022684</text:p>
          </table:table-cell>
          <table:table-cell office:value-type="float" office:value="1.24148787313433" calcext:value-type="float">
            <text:p>1.24148787313433</text:p>
          </table:table-cell>
        </table:table-row>
        <table:table-row table:style-name="ro1">
          <table:table-cell office:value-type="float" office:value="1.26134215500945" calcext:value-type="float">
            <text:p>1.26134215500945</text:p>
          </table:table-cell>
          <table:table-cell office:value-type="float" office:value="1.24731809701493" calcext:value-type="float">
            <text:p>1.24731809701493</text:p>
          </table:table-cell>
        </table:table-row>
        <table:table-row table:style-name="ro1">
          <table:table-cell office:value-type="float" office:value="1.25980623818526" calcext:value-type="float">
            <text:p>1.25980623818526</text:p>
          </table:table-cell>
          <table:table-cell office:value-type="float" office:value="1.24650186567164" calcext:value-type="float">
            <text:p>1.24650186567164</text:p>
          </table:table-cell>
        </table:table-row>
        <table:table-row table:style-name="ro1">
          <table:table-cell office:value-type="float" office:value="1.25945179584121" calcext:value-type="float">
            <text:p>1.25945179584121</text:p>
          </table:table-cell>
          <table:table-cell office:value-type="float" office:value="1.24335354477612" calcext:value-type="float">
            <text:p>1.24335354477612</text:p>
          </table:table-cell>
        </table:table-row>
        <table:table-row table:style-name="ro1">
          <table:table-cell office:value-type="float" office:value="1.25945179584121" calcext:value-type="float">
            <text:p>1.25945179584121</text:p>
          </table:table-cell>
          <table:table-cell office:value-type="float" office:value="1.24521921641791" calcext:value-type="float">
            <text:p>1.24521921641791</text:p>
          </table:table-cell>
        </table:table-row>
        <table:table-row table:style-name="ro1">
          <table:table-cell office:value-type="float" office:value="1.06758034026465" calcext:value-type="float">
            <text:p>1.06758034026465</text:p>
          </table:table-cell>
          <table:table-cell office:value-type="float" office:value="1.23076026119403" calcext:value-type="float">
            <text:p>1.23076026119403</text:p>
          </table:table-cell>
        </table:table-row>
        <table:table-row table:style-name="ro1">
          <table:table-cell office:value-type="float" office:value="1.08293950850662" calcext:value-type="float">
            <text:p>1.08293950850662</text:p>
          </table:table-cell>
          <table:table-cell office:value-type="float" office:value="1.24160447761194" calcext:value-type="float">
            <text:p>1.24160447761194</text:p>
          </table:table-cell>
        </table:table-row>
        <table:table-row table:style-name="ro1">
          <table:table-cell office:value-type="float" office:value="1.06060964083176" calcext:value-type="float">
            <text:p>1.06060964083176</text:p>
          </table:table-cell>
          <table:table-cell office:value-type="float" office:value="1.24102145522388" calcext:value-type="float">
            <text:p>1.24102145522388</text:p>
          </table:table-cell>
        </table:table-row>
        <table:table-row table:style-name="ro1">
          <table:table-cell office:value-type="float" office:value="1.22932419659735" calcext:value-type="float">
            <text:p>1.22932419659735</text:p>
          </table:table-cell>
          <table:table-cell office:value-type="float" office:value="1.24440298507463" calcext:value-type="float">
            <text:p>1.24440298507463</text:p>
          </table:table-cell>
        </table:table-row>
        <table:table-row table:style-name="ro1">
          <table:table-cell office:value-type="float" office:value="1.05990075614367" calcext:value-type="float">
            <text:p>1.05990075614367</text:p>
          </table:table-cell>
          <table:table-cell office:value-type="float" office:value="1.24032182835821" calcext:value-type="float">
            <text:p>1.24032182835821</text:p>
          </table:table-cell>
        </table:table-row>
        <table:table-row table:style-name="ro1">
          <table:table-cell office:value-type="float" office:value="1.13102551984877" calcext:value-type="float">
            <text:p>1.13102551984877</text:p>
          </table:table-cell>
          <table:table-cell office:value-type="float" office:value="1.24545242537313" calcext:value-type="float">
            <text:p>1.24545242537313</text:p>
          </table:table-cell>
        </table:table-row>
        <table:table-row table:style-name="ro1">
          <table:table-cell office:value-type="float" office:value="1.19104442344045" calcext:value-type="float">
            <text:p>1.19104442344045</text:p>
          </table:table-cell>
          <table:table-cell office:value-type="float" office:value="1.23169309701493" calcext:value-type="float">
            <text:p>1.23169309701493</text:p>
          </table:table-cell>
        </table:table-row>
        <table:table-row table:style-name="ro1">
          <table:table-cell office:value-type="float" office:value="1.20073251417769" calcext:value-type="float">
            <text:p>1.20073251417769</text:p>
          </table:table-cell>
          <table:table-cell office:value-type="float" office:value="1.24102145522388" calcext:value-type="float">
            <text:p>1.24102145522388</text:p>
          </table:table-cell>
        </table:table-row>
        <table:table-row table:style-name="ro1">
          <table:table-cell office:value-type="float" office:value="1.25992438563327" calcext:value-type="float">
            <text:p>1.25992438563327</text:p>
          </table:table-cell>
          <table:table-cell office:value-type="float" office:value="1.23985541044776" calcext:value-type="float">
            <text:p>1.23985541044776</text:p>
          </table:table-cell>
        </table:table-row>
        <table:table-row table:style-name="ro1">
          <table:table-cell office:value-type="float" office:value="1.0484404536862" calcext:value-type="float">
            <text:p>1.0484404536862</text:p>
          </table:table-cell>
          <table:table-cell office:value-type="float" office:value="1.24148787313433" calcext:value-type="float">
            <text:p>1.24148787313433</text:p>
          </table:table-cell>
        </table:table-row>
        <table:table-row table:style-name="ro1">
          <table:table-cell office:value-type="float" office:value="1.05647448015123" calcext:value-type="float">
            <text:p>1.05647448015123</text:p>
          </table:table-cell>
          <table:table-cell office:value-type="float" office:value="1.2402052238806" calcext:value-type="float">
            <text:p>1.2402052238806</text:p>
          </table:table-cell>
        </table:table-row>
        <table:table-row table:style-name="ro1">
          <table:table-cell office:value-type="float" office:value="1.12322778827977" calcext:value-type="float">
            <text:p>1.12322778827977</text:p>
          </table:table-cell>
          <table:table-cell office:value-type="float" office:value="1.22644589552239" calcext:value-type="float">
            <text:p>1.22644589552239</text:p>
          </table:table-cell>
        </table:table-row>
        <table:table-row table:style-name="ro1">
          <table:table-cell office:value-type="float" office:value="1.22932419659735" calcext:value-type="float">
            <text:p>1.22932419659735</text:p>
          </table:table-cell>
          <table:table-cell office:value-type="float" office:value="1.23600746268657" calcext:value-type="float">
            <text:p>1.23600746268657</text:p>
          </table:table-cell>
        </table:table-row>
        <table:table-row table:style-name="ro1">
          <table:table-cell office:value-type="float" office:value="1.0828213610586" calcext:value-type="float">
            <text:p>1.0828213610586</text:p>
          </table:table-cell>
          <table:table-cell office:value-type="float" office:value="1.24626865671642" calcext:value-type="float">
            <text:p>1.24626865671642</text:p>
          </table:table-cell>
        </table:table-row>
        <table:table-row table:style-name="ro1">
          <table:table-cell office:value-type="float" office:value="1.14307655954631" calcext:value-type="float">
            <text:p>1.14307655954631</text:p>
          </table:table-cell>
          <table:table-cell office:value-type="float" office:value="1.24405317164179" calcext:value-type="float">
            <text:p>1.24405317164179</text:p>
          </table:table-cell>
        </table:table-row>
        <table:table-row table:style-name="ro1">
          <table:table-cell office:value-type="float" office:value="1.21739130434783" calcext:value-type="float">
            <text:p>1.21739130434783</text:p>
          </table:table-cell>
          <table:table-cell office:value-type="float" office:value="1.24288712686567" calcext:value-type="float">
            <text:p>1.24288712686567</text:p>
          </table:table-cell>
        </table:table-row>
        <table:table-row table:style-name="ro1">
          <table:table-cell office:value-type="float" office:value="1.2601606805293" calcext:value-type="float">
            <text:p>1.2601606805293</text:p>
          </table:table-cell>
          <table:table-cell office:value-type="float" office:value="1.24230410447761" calcext:value-type="float">
            <text:p>1.24230410447761</text:p>
          </table:table-cell>
        </table:table-row>
        <table:table-row table:style-name="ro1">
          <table:table-cell office:value-type="float" office:value="1.26063327032136" calcext:value-type="float">
            <text:p>1.26063327032136</text:p>
          </table:table-cell>
          <table:table-cell office:value-type="float" office:value="1.12091884328358" calcext:value-type="float">
            <text:p>1.12091884328358</text:p>
          </table:table-cell>
        </table:table-row>
        <table:table-row table:style-name="ro1">
          <table:table-cell office:value-type="float" office:value="1.08719281663516" calcext:value-type="float">
            <text:p>1.08719281663516</text:p>
          </table:table-cell>
          <table:table-cell office:value-type="float" office:value="1.23565764925373" calcext:value-type="float">
            <text:p>1.23565764925373</text:p>
          </table:table-cell>
        </table:table-row>
        <table:table-row table:style-name="ro1">
          <table:table-cell office:value-type="float" office:value="1.10834120982987" calcext:value-type="float">
            <text:p>1.10834120982987</text:p>
          </table:table-cell>
          <table:table-cell office:value-type="float" office:value="1.2451026119403" calcext:value-type="float">
            <text:p>1.2451026119403</text:p>
          </table:table-cell>
        </table:table-row>
        <table:table-row table:style-name="ro1">
          <table:table-cell office:value-type="float" office:value="1.25555293005671" calcext:value-type="float">
            <text:p>1.25555293005671</text:p>
          </table:table-cell>
          <table:table-cell office:value-type="float" office:value="1.24428638059701" calcext:value-type="float">
            <text:p>1.24428638059701</text:p>
          </table:table-cell>
        </table:table-row>
        <table:table-row table:style-name="ro1">
          <table:table-cell office:value-type="float" office:value="1.11696597353497" calcext:value-type="float">
            <text:p>1.11696597353497</text:p>
          </table:table-cell>
          <table:table-cell office:value-type="float" office:value="1.24428638059701" calcext:value-type="float">
            <text:p>1.24428638059701</text:p>
          </table:table-cell>
        </table:table-row>
        <table:table-row table:style-name="ro1">
          <table:table-cell office:value-type="float" office:value="1.05009451795841" calcext:value-type="float">
            <text:p>1.05009451795841</text:p>
          </table:table-cell>
          <table:table-cell office:value-type="float" office:value="1.24277052238806" calcext:value-type="float">
            <text:p>1.24277052238806</text:p>
          </table:table-cell>
        </table:table-row>
        <table:table-row table:style-name="ro1">
          <table:table-cell office:value-type="float" office:value="1.06120037807183" calcext:value-type="float">
            <text:p>1.06120037807183</text:p>
          </table:table-cell>
          <table:table-cell office:value-type="float" office:value="1.24381996268657" calcext:value-type="float">
            <text:p>1.24381996268657</text:p>
          </table:table-cell>
        </table:table-row>
        <table:table-row table:style-name="ro1">
          <table:table-cell office:value-type="float" office:value="1.04855860113422" calcext:value-type="float">
            <text:p>1.04855860113422</text:p>
          </table:table-cell>
          <table:table-cell office:value-type="float" office:value="1.24043843283582" calcext:value-type="float">
            <text:p>1.24043843283582</text:p>
          </table:table-cell>
        </table:table-row>
        <table:table-row table:style-name="ro1">
          <table:table-cell office:value-type="float" office:value="1.24503780718336" calcext:value-type="float">
            <text:p>1.24503780718336</text:p>
          </table:table-cell>
          <table:table-cell office:value-type="float" office:value="1.24043843283582" calcext:value-type="float">
            <text:p>1.24043843283582</text:p>
          </table:table-cell>
        </table:table-row>
        <table:table-row table:style-name="ro1">
          <table:table-cell office:value-type="float" office:value="1.2195179584121" calcext:value-type="float">
            <text:p>1.2195179584121</text:p>
          </table:table-cell>
          <table:table-cell office:value-type="float" office:value="1.24696828358209" calcext:value-type="float">
            <text:p>1.24696828358209</text:p>
          </table:table-cell>
        </table:table-row>
        <table:table-row table:style-name="ro1">
          <table:table-cell office:value-type="float" office:value="1.1570179584121" calcext:value-type="float">
            <text:p>1.1570179584121</text:p>
          </table:table-cell>
          <table:table-cell office:value-type="float" office:value="1.23717350746269" calcext:value-type="float">
            <text:p>1.23717350746269</text:p>
          </table:table-cell>
        </table:table-row>
        <table:table-row table:style-name="ro1">
          <table:table-cell office:value-type="float" office:value="1.17674858223062" calcext:value-type="float">
            <text:p>1.17674858223062</text:p>
          </table:table-cell>
          <table:table-cell office:value-type="float" office:value="1.24615205223881" calcext:value-type="float">
            <text:p>1.24615205223881</text:p>
          </table:table-cell>
        </table:table-row>
        <table:table-row table:style-name="ro1">
          <table:table-cell office:value-type="float" office:value="1.12051039697543" calcext:value-type="float">
            <text:p>1.12051039697543</text:p>
          </table:table-cell>
          <table:table-cell office:value-type="float" office:value="1.24358675373134" calcext:value-type="float">
            <text:p>1.24358675373134</text:p>
          </table:table-cell>
        </table:table-row>
        <table:table-row table:style-name="ro1">
          <table:table-cell office:value-type="float" office:value="1.05411153119093" calcext:value-type="float">
            <text:p>1.05411153119093</text:p>
          </table:table-cell>
          <table:table-cell office:value-type="float" office:value="1.24451958955224" calcext:value-type="float">
            <text:p>1.24451958955224</text:p>
          </table:table-cell>
        </table:table-row>
        <table:table-row table:style-name="ro1">
          <table:table-cell office:value-type="float" office:value="1.25614366729679" calcext:value-type="float">
            <text:p>1.25614366729679</text:p>
          </table:table-cell>
          <table:table-cell office:value-type="float" office:value="1.24137126865672" calcext:value-type="float">
            <text:p>1.24137126865672</text:p>
          </table:table-cell>
        </table:table-row>
        <table:table-row table:style-name="ro1">
          <table:table-cell office:value-type="float" office:value="1.12629962192817" calcext:value-type="float">
            <text:p>1.12629962192817</text:p>
          </table:table-cell>
          <table:table-cell office:value-type="float" office:value="1.24521921641791" calcext:value-type="float">
            <text:p>1.24521921641791</text:p>
          </table:table-cell>
        </table:table-row>
        <table:table-row table:style-name="ro1">
          <table:table-cell office:value-type="float" office:value="1.07904064272212" calcext:value-type="float">
            <text:p>1.07904064272212</text:p>
          </table:table-cell>
          <table:table-cell office:value-type="float" office:value="1.24545242537313" calcext:value-type="float">
            <text:p>1.24545242537313</text:p>
          </table:table-cell>
        </table:table-row>
        <table:table-row table:style-name="ro1">
          <table:table-cell office:value-type="float" office:value="1.05163043478261" calcext:value-type="float">
            <text:p>1.05163043478261</text:p>
          </table:table-cell>
          <table:table-cell office:value-type="float" office:value="1.24556902985075" calcext:value-type="float">
            <text:p>1.24556902985075</text:p>
          </table:table-cell>
        </table:table-row>
        <table:table-row table:style-name="ro1">
          <table:table-cell office:value-type="float" office:value="1.0577741020794" calcext:value-type="float">
            <text:p>1.0577741020794</text:p>
          </table:table-cell>
          <table:table-cell office:value-type="float" office:value="1.24148787313433" calcext:value-type="float">
            <text:p>1.24148787313433</text:p>
          </table:table-cell>
        </table:table-row>
        <table:table-row table:style-name="ro1">
          <table:table-cell office:value-type="float" office:value="1.15666351606805" calcext:value-type="float">
            <text:p>1.15666351606805</text:p>
          </table:table-cell>
          <table:table-cell office:value-type="float" office:value="1.24661847014925" calcext:value-type="float">
            <text:p>1.24661847014925</text:p>
          </table:table-cell>
        </table:table-row>
        <table:table-row table:style-name="ro1">
          <table:table-cell office:value-type="float" office:value="1.25897920604915" calcext:value-type="float">
            <text:p>1.25897920604915</text:p>
          </table:table-cell>
          <table:table-cell office:value-type="float" office:value="1.24673507462687" calcext:value-type="float">
            <text:p>1.24673507462687</text:p>
          </table:table-cell>
        </table:table-row>
        <table:table-row table:style-name="ro1">
          <table:table-cell office:value-type="float" office:value="1.12322778827977" calcext:value-type="float">
            <text:p>1.12322778827977</text:p>
          </table:table-cell>
          <table:table-cell office:value-type="float" office:value="1.24475279850746" calcext:value-type="float">
            <text:p>1.24475279850746</text:p>
          </table:table-cell>
        </table:table-row>
        <table:table-row table:style-name="ro1">
          <table:table-cell office:value-type="float" office:value="1.15666351606805" calcext:value-type="float">
            <text:p>1.15666351606805</text:p>
          </table:table-cell>
          <table:table-cell office:value-type="float" office:value="1.24277052238806" calcext:value-type="float">
            <text:p>1.24277052238806</text:p>
          </table:table-cell>
        </table:table-row>
        <table:table-row table:style-name="ro1">
          <table:table-cell office:value-type="float" office:value="1.04312381852552" calcext:value-type="float">
            <text:p>1.04312381852552</text:p>
          </table:table-cell>
          <table:table-cell office:value-type="float" office:value="1.24860074626866" calcext:value-type="float">
            <text:p>1.24860074626866</text:p>
          </table:table-cell>
        </table:table-row>
        <table:table-row table:style-name="ro1">
          <table:table-cell office:value-type="float" office:value="1.04761342155009" calcext:value-type="float">
            <text:p>1.04761342155009</text:p>
          </table:table-cell>
          <table:table-cell office:value-type="float" office:value="1.2431203358209" calcext:value-type="float">
            <text:p>1.2431203358209</text:p>
          </table:table-cell>
        </table:table-row>
        <table:table-row table:style-name="ro1">
          <table:table-cell office:value-type="float" office:value="1.13634215500945" calcext:value-type="float">
            <text:p>1.13634215500945</text:p>
          </table:table-cell>
          <table:table-cell office:value-type="float" office:value="1.17618936567164" calcext:value-type="float">
            <text:p>1.17618936567164</text:p>
          </table:table-cell>
        </table:table-row>
        <table:table-row table:style-name="ro1">
          <table:table-cell office:value-type="float" office:value="1.21349243856333" calcext:value-type="float">
            <text:p>1.21349243856333</text:p>
          </table:table-cell>
          <table:table-cell office:value-type="float" office:value="1.24230410447761" calcext:value-type="float">
            <text:p>1.24230410447761</text:p>
          </table:table-cell>
        </table:table-row>
        <table:table-row table:style-name="ro1">
          <table:table-cell office:value-type="float" office:value="1.26134215500945" calcext:value-type="float">
            <text:p>1.26134215500945</text:p>
          </table:table-cell>
          <table:table-cell office:value-type="float" office:value="1.23973880597015" calcext:value-type="float">
            <text:p>1.23973880597015</text:p>
          </table:table-cell>
        </table:table-row>
        <table:table-row table:style-name="ro1">
          <table:table-cell office:value-type="float" office:value="1.1226370510397" calcext:value-type="float">
            <text:p>1.1226370510397</text:p>
          </table:table-cell>
          <table:table-cell office:value-type="float" office:value="1.24207089552239" calcext:value-type="float">
            <text:p>1.24207089552239</text:p>
          </table:table-cell>
        </table:table-row>
        <table:table-row table:style-name="ro1">
          <table:table-cell office:value-type="float" office:value="1.18419187145558" calcext:value-type="float">
            <text:p>1.18419187145558</text:p>
          </table:table-cell>
          <table:table-cell office:value-type="float" office:value="1.23647388059701" calcext:value-type="float">
            <text:p>1.23647388059701</text:p>
          </table:table-cell>
        </table:table-row>
        <table:table-row table:style-name="ro1">
          <table:table-cell office:value-type="float" office:value="1.10137051039698" calcext:value-type="float">
            <text:p>1.10137051039698</text:p>
          </table:table-cell>
          <table:table-cell office:value-type="float" office:value="1.24498600746269" calcext:value-type="float">
            <text:p>1.24498600746269</text:p>
          </table:table-cell>
        </table:table-row>
        <table:table-row table:style-name="ro1">
          <table:table-cell office:value-type="float" office:value="1.1336247637051" calcext:value-type="float">
            <text:p>1.1336247637051</text:p>
          </table:table-cell>
          <table:table-cell office:value-type="float" office:value="1.24183768656716" calcext:value-type="float">
            <text:p>1.24183768656716</text:p>
          </table:table-cell>
        </table:table-row>
        <table:table-row table:style-name="ro1">
          <table:table-cell office:value-type="float" office:value="1.16623345935728" calcext:value-type="float">
            <text:p>1.16623345935728</text:p>
          </table:table-cell>
          <table:table-cell office:value-type="float" office:value="1.2421875" calcext:value-type="float">
            <text:p>1.2421875</text:p>
          </table:table-cell>
        </table:table-row>
        <table:table-row table:style-name="ro1">
          <table:table-cell office:value-type="float" office:value="1.00378071833648" calcext:value-type="float">
            <text:p>1.00378071833648</text:p>
          </table:table-cell>
          <table:table-cell office:value-type="float" office:value="1.2431203358209" calcext:value-type="float">
            <text:p>1.2431203358209</text:p>
          </table:table-cell>
        </table:table-row>
        <table:table-row table:style-name="ro1">
          <table:table-cell office:value-type="float" office:value="1.25673440453686" calcext:value-type="float">
            <text:p>1.25673440453686</text:p>
          </table:table-cell>
          <table:table-cell office:value-type="float" office:value="1.24545242537313" calcext:value-type="float">
            <text:p>1.24545242537313</text:p>
          </table:table-cell>
        </table:table-row>
        <table:table-row table:style-name="ro1">
          <table:table-cell office:value-type="float" office:value="1.25767958412098" calcext:value-type="float">
            <text:p>1.25767958412098</text:p>
          </table:table-cell>
          <table:table-cell office:value-type="float" office:value="1.24195429104478" calcext:value-type="float">
            <text:p>1.24195429104478</text:p>
          </table:table-cell>
        </table:table-row>
        <table:table-row table:style-name="ro1">
          <table:table-cell office:value-type="float" office:value="1.22873345935728" calcext:value-type="float">
            <text:p>1.22873345935728</text:p>
          </table:table-cell>
          <table:table-cell office:value-type="float" office:value="1.24253731343284" calcext:value-type="float">
            <text:p>1.24253731343284</text:p>
          </table:table-cell>
        </table:table-row>
        <table:table-row table:style-name="ro1">
          <table:table-cell office:value-type="float" office:value="1.07100661625709" calcext:value-type="float">
            <text:p>1.07100661625709</text:p>
          </table:table-cell>
          <table:table-cell office:value-type="float" office:value="1.24242070895522" calcext:value-type="float">
            <text:p>1.24242070895522</text:p>
          </table:table-cell>
        </table:table-row>
        <table:table-row table:style-name="ro1">
          <table:table-cell office:value-type="float" office:value="1.2515359168242" calcext:value-type="float">
            <text:p>1.2515359168242</text:p>
          </table:table-cell>
          <table:table-cell office:value-type="float" office:value="1.23694029850746" calcext:value-type="float">
            <text:p>1.23694029850746</text:p>
          </table:table-cell>
        </table:table-row>
        <table:table-row table:style-name="ro1">
          <table:table-cell office:value-type="float" office:value="1.24491965973535" calcext:value-type="float">
            <text:p>1.24491965973535</text:p>
          </table:table-cell>
          <table:table-cell office:value-type="float" office:value="1.24148787313433" calcext:value-type="float">
            <text:p>1.24148787313433</text:p>
          </table:table-cell>
        </table:table-row>
        <table:table-row table:style-name="ro1">
          <table:table-cell office:value-type="float" office:value="1.04903119092628" calcext:value-type="float">
            <text:p>1.04903119092628</text:p>
          </table:table-cell>
          <table:table-cell office:value-type="float" office:value="1.2441697761194" calcext:value-type="float">
            <text:p>1.2441697761194</text:p>
          </table:table-cell>
        </table:table-row>
        <table:table-row table:style-name="ro1">
          <table:table-cell office:value-type="float" office:value="1.1687145557656" calcext:value-type="float">
            <text:p>1.1687145557656</text:p>
          </table:table-cell>
          <table:table-cell office:value-type="float" office:value="1.24172108208955" calcext:value-type="float">
            <text:p>1.24172108208955</text:p>
          </table:table-cell>
        </table:table-row>
        <table:table-row table:style-name="ro1">
          <table:table-cell office:value-type="float" office:value="1.26157844990548" calcext:value-type="float">
            <text:p>1.26157844990548</text:p>
          </table:table-cell>
          <table:table-cell office:value-type="float" office:value="1.24090485074627" calcext:value-type="float">
            <text:p>1.24090485074627</text:p>
          </table:table-cell>
        </table:table-row>
        <table:table-row table:style-name="ro1">
          <table:table-cell office:value-type="float" office:value="1.25200850661626" calcext:value-type="float">
            <text:p>1.25200850661626</text:p>
          </table:table-cell>
          <table:table-cell office:value-type="float" office:value="1.24253731343284" calcext:value-type="float">
            <text:p>1.24253731343284</text:p>
          </table:table-cell>
        </table:table-row>
        <table:table-row table:style-name="ro1">
          <table:table-cell office:value-type="float" office:value="1.25685255198488" calcext:value-type="float">
            <text:p>1.25685255198488</text:p>
          </table:table-cell>
          <table:table-cell office:value-type="float" office:value="1.2421875" calcext:value-type="float">
            <text:p>1.2421875</text:p>
          </table:table-cell>
        </table:table-row>
        <table:table-row table:style-name="ro1">
          <table:table-cell office:value-type="float" office:value="1.25874291115312" calcext:value-type="float">
            <text:p>1.25874291115312</text:p>
          </table:table-cell>
          <table:table-cell office:value-type="float" office:value="1.24137126865672" calcext:value-type="float">
            <text:p>1.24137126865672</text:p>
          </table:table-cell>
        </table:table-row>
        <table:table-row table:style-name="ro1">
          <table:table-cell office:value-type="float" office:value="1.25874291115312" calcext:value-type="float">
            <text:p>1.25874291115312</text:p>
          </table:table-cell>
          <table:table-cell office:value-type="float" office:value="1.24288712686567" calcext:value-type="float">
            <text:p>1.24288712686567</text:p>
          </table:table-cell>
        </table:table-row>
        <table:table-row table:style-name="ro1">
          <table:table-cell office:value-type="float" office:value="1.25968809073724" calcext:value-type="float">
            <text:p>1.25968809073724</text:p>
          </table:table-cell>
          <table:table-cell office:value-type="float" office:value="1.24650186567164" calcext:value-type="float">
            <text:p>1.24650186567164</text:p>
          </table:table-cell>
        </table:table-row>
        <table:table-row table:style-name="ro1">
          <table:table-cell office:value-type="float" office:value="1.25933364839319" calcext:value-type="float">
            <text:p>1.25933364839319</text:p>
          </table:table-cell>
          <table:table-cell office:value-type="float" office:value="1.23880597014925" calcext:value-type="float">
            <text:p>1.238805970149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 style:data-style-name="N2" text:time-value="09:04:02.215584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12-06T15:38:12.791404291</dc:date>
    <meta:editing-duration>PT6H6M42S</meta:editing-duration>
    <meta:editing-cycles>3</meta:editing-cycles>
    <meta:generator>LibreOffice/6.3.3.2.0$Linux_X86_64 LibreOffice_project/30$Build-2</meta:generator>
    <meta:document-statistic meta:table-count="1" meta:cell-count="198" meta:object-count="1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77cm" svg:y="3.952cm" style:legend-expansion="high" chart:style-name="ch2"/>
        <chart:plot-area chart:style-name="ch3" table:cell-range-address="result_rr_idle.A1:result_rr_idle.B99" chart:data-source-has-labels="row" svg:x="1.331cm" svg:y="0.18cm" svg:width="11.126cm" svg:height="7.659cm">
          <chartooo:coordinate-region svg:x="2.058cm" svg:y="0.379cm" svg:width="10.399cm" svg:height="6.668cm"/>
          <chart:axis chart:dimension="x" chart:name="primary-x" chart:style-name="ch4">
            <chart:title svg:x="6.347cm" svg:y="8.019cm" chart:style-name="ch5">
              <text:p>priority</text:p>
            </chart:title>
          </chart:axis>
          <chart:axis chart:dimension="y" chart:name="primary-y" chart:style-name="ch4">
            <chart:title svg:x="0.451cm" svg:y="6.209cm" chart:style-name="ch6">
              <text:p>ratio execution time / real time</text:p>
            </chart:title>
            <chart:grid chart:style-name="ch7" chart:class="major"/>
          </chart:axis>
          <chart:series chart:style-name="ch8" chart:values-cell-range-address="result_rr_idle.A1:result_rr_idle.A99" loext:label-string="sched_idle" chart:class="chart:line">
            <chart:data-point chart:repeated="99"/>
          </chart:series>
          <chart:series chart:style-name="ch9" chart:values-cell-range-address="result_rr_idle.B1:result_rr_idle.B99" loext:label-string="sched_other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idle</text:p>
              </table:table-cell>
              <table:table-cell office:value-type="string">
                <text:p>sched_oth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5980623818526">
                <text:p>1.25980623818526</text:p>
                <draw:g>
                  <svg:desc>result_rr_idle.A1:result_rr_idle.A99</svg:desc>
                </draw:g>
              </table:table-cell>
              <table:table-cell office:value-type="float" office:value="1.23798973880597">
                <text:p>1.23798973880597</text:p>
                <draw:g>
                  <svg:desc>result_rr_idle.B1:result_rr_idle.B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4851134215501">
                <text:p>1.14851134215501</text:p>
              </table:table-cell>
              <table:table-cell office:value-type="float" office:value="1.23740671641791">
                <text:p>1.237406716417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6181474480151">
                <text:p>1.26181474480151</text:p>
              </table:table-cell>
              <table:table-cell office:value-type="float" office:value="1.23705690298507">
                <text:p>1.237056902985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632797731569">
                <text:p>1.1632797731569</text:p>
              </table:table-cell>
              <table:table-cell office:value-type="float" office:value="1.23950559701493">
                <text:p>1.239505597014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6675330812854">
                <text:p>1.06675330812854</text:p>
              </table:table-cell>
              <table:table-cell office:value-type="float" office:value="1.24440298507463">
                <text:p>1.24440298507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7615784499055">
                <text:p>1.17615784499055</text:p>
              </table:table-cell>
              <table:table-cell office:value-type="float" office:value="1.23659048507463">
                <text:p>1.236590485074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958412098299">
                <text:p>1.17958412098299</text:p>
              </table:table-cell>
              <table:table-cell office:value-type="float" office:value="1.12278451492537">
                <text:p>1.122784514925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531663516068">
                <text:p>1.25531663516068</text:p>
              </table:table-cell>
              <table:table-cell office:value-type="float" office:value="1.24265391791045">
                <text:p>1.24265391791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226370510397">
                <text:p>1.1226370510397</text:p>
              </table:table-cell>
              <table:table-cell office:value-type="float" office:value="1.23682369402985">
                <text:p>1.236823694029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5874291115312">
                <text:p>1.25874291115312</text:p>
              </table:table-cell>
              <table:table-cell office:value-type="float" office:value="1.23787313432836">
                <text:p>1.237873134328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5720699432892">
                <text:p>1.25720699432892</text:p>
              </table:table-cell>
              <table:table-cell office:value-type="float" office:value="1.2353078358209">
                <text:p>1.23530783582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5815217391304">
                <text:p>1.25815217391304</text:p>
              </table:table-cell>
              <table:table-cell office:value-type="float" office:value="1.23880597014925">
                <text:p>1.238805970149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5874291115312">
                <text:p>1.25874291115312</text:p>
              </table:table-cell>
              <table:table-cell office:value-type="float" office:value="1.24731809701493">
                <text:p>1.247318097014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218572778828">
                <text:p>1.0218572778828</text:p>
              </table:table-cell>
              <table:table-cell office:value-type="float" office:value="1.23472481343284">
                <text:p>1.234724813432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656427221172">
                <text:p>1.1656427221172</text:p>
              </table:table-cell>
              <table:table-cell office:value-type="float" office:value="1.24743470149254">
                <text:p>1.247434701492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6906899810964">
                <text:p>1.16906899810964</text:p>
              </table:table-cell>
              <table:table-cell office:value-type="float" office:value="1.234375">
                <text:p>1.23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1850189035917">
                <text:p>1.11850189035917</text:p>
              </table:table-cell>
              <table:table-cell office:value-type="float" office:value="1.23390858208955">
                <text:p>1.233908582089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6004253308129">
                <text:p>1.26004253308129</text:p>
              </table:table-cell>
              <table:table-cell office:value-type="float" office:value="1.24650186567164">
                <text:p>1.24650186567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0569470699433">
                <text:p>1.20569470699433</text:p>
              </table:table-cell>
              <table:table-cell office:value-type="float" office:value="1.24673507462687">
                <text:p>1.246735074626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9227315689981">
                <text:p>1.09227315689981</text:p>
              </table:table-cell>
              <table:table-cell office:value-type="float" office:value="1.24685167910448">
                <text:p>1.246851679104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8679111531191">
                <text:p>1.18679111531191</text:p>
              </table:table-cell>
              <table:table-cell office:value-type="float" office:value="1.23950559701493">
                <text:p>1.239505597014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8872873345936">
                <text:p>1.08872873345936</text:p>
              </table:table-cell>
              <table:table-cell office:value-type="float" office:value="1.24265391791045">
                <text:p>1.242653917910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0014177693762">
                <text:p>1.20014177693762</text:p>
              </table:table-cell>
              <table:table-cell office:value-type="float" office:value="1.24603544776119">
                <text:p>1.246035447761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5671077504726">
                <text:p>1.05671077504726</text:p>
              </table:table-cell>
              <table:table-cell office:value-type="float" office:value="1.24055503731343">
                <text:p>1.240555037313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8620037807183">
                <text:p>1.18620037807183</text:p>
              </table:table-cell>
              <table:table-cell office:value-type="float" office:value="1.24113805970149">
                <text:p>1.24113805970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6285444234405">
                <text:p>1.06285444234405</text:p>
              </table:table-cell>
              <table:table-cell office:value-type="float" office:value="1.24265391791045">
                <text:p>1.242653917910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7301512287335">
                <text:p>1.07301512287335</text:p>
              </table:table-cell>
              <table:table-cell office:value-type="float" office:value="1.22994402985075">
                <text:p>1.229944029850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1365784499055">
                <text:p>1.11365784499055</text:p>
              </table:table-cell>
              <table:table-cell office:value-type="float" office:value="1.12255130597015">
                <text:p>1.122551305970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8471172022684">
                <text:p>1.08471172022684</text:p>
              </table:table-cell>
              <table:table-cell office:value-type="float" office:value="1.24148787313433">
                <text:p>1.241487873134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6134215500945">
                <text:p>1.26134215500945</text:p>
              </table:table-cell>
              <table:table-cell office:value-type="float" office:value="1.24731809701493">
                <text:p>1.247318097014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5980623818526">
                <text:p>1.25980623818526</text:p>
              </table:table-cell>
              <table:table-cell office:value-type="float" office:value="1.24650186567164">
                <text:p>1.246501865671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5945179584121">
                <text:p>1.25945179584121</text:p>
              </table:table-cell>
              <table:table-cell office:value-type="float" office:value="1.24335354477612">
                <text:p>1.243353544776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5945179584121">
                <text:p>1.25945179584121</text:p>
              </table:table-cell>
              <table:table-cell office:value-type="float" office:value="1.24521921641791">
                <text:p>1.245219216417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6758034026465">
                <text:p>1.06758034026465</text:p>
              </table:table-cell>
              <table:table-cell office:value-type="float" office:value="1.23076026119403">
                <text:p>1.230760261194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8293950850662">
                <text:p>1.08293950850662</text:p>
              </table:table-cell>
              <table:table-cell office:value-type="float" office:value="1.24160447761194">
                <text:p>1.241604477611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6060964083176">
                <text:p>1.06060964083176</text:p>
              </table:table-cell>
              <table:table-cell office:value-type="float" office:value="1.24102145522388">
                <text:p>1.241021455223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2932419659735">
                <text:p>1.22932419659735</text:p>
              </table:table-cell>
              <table:table-cell office:value-type="float" office:value="1.24440298507463">
                <text:p>1.244402985074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5990075614367">
                <text:p>1.05990075614367</text:p>
              </table:table-cell>
              <table:table-cell office:value-type="float" office:value="1.24032182835821">
                <text:p>1.240321828358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3102551984877">
                <text:p>1.13102551984877</text:p>
              </table:table-cell>
              <table:table-cell office:value-type="float" office:value="1.24545242537313">
                <text:p>1.245452425373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9104442344045">
                <text:p>1.19104442344045</text:p>
              </table:table-cell>
              <table:table-cell office:value-type="float" office:value="1.23169309701493">
                <text:p>1.231693097014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0073251417769">
                <text:p>1.20073251417769</text:p>
              </table:table-cell>
              <table:table-cell office:value-type="float" office:value="1.24102145522388">
                <text:p>1.241021455223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5992438563327">
                <text:p>1.25992438563327</text:p>
              </table:table-cell>
              <table:table-cell office:value-type="float" office:value="1.23985541044776">
                <text:p>1.239855410447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484404536862">
                <text:p>1.0484404536862</text:p>
              </table:table-cell>
              <table:table-cell office:value-type="float" office:value="1.24148787313433">
                <text:p>1.241487873134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5647448015123">
                <text:p>1.05647448015123</text:p>
              </table:table-cell>
              <table:table-cell office:value-type="float" office:value="1.2402052238806">
                <text:p>1.24020522388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2322778827977">
                <text:p>1.12322778827977</text:p>
              </table:table-cell>
              <table:table-cell office:value-type="float" office:value="1.22644589552239">
                <text:p>1.226445895522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2932419659735">
                <text:p>1.22932419659735</text:p>
              </table:table-cell>
              <table:table-cell office:value-type="float" office:value="1.23600746268657">
                <text:p>1.236007462686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828213610586">
                <text:p>1.0828213610586</text:p>
              </table:table-cell>
              <table:table-cell office:value-type="float" office:value="1.24626865671642">
                <text:p>1.246268656716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4307655954631">
                <text:p>1.14307655954631</text:p>
              </table:table-cell>
              <table:table-cell office:value-type="float" office:value="1.24405317164179">
                <text:p>1.244053171641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1739130434783">
                <text:p>1.21739130434783</text:p>
              </table:table-cell>
              <table:table-cell office:value-type="float" office:value="1.24288712686567">
                <text:p>1.242887126865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601606805293">
                <text:p>1.2601606805293</text:p>
              </table:table-cell>
              <table:table-cell office:value-type="float" office:value="1.24230410447761">
                <text:p>1.242304104477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6063327032136">
                <text:p>1.26063327032136</text:p>
              </table:table-cell>
              <table:table-cell office:value-type="float" office:value="1.12091884328358">
                <text:p>1.120918843283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8719281663516">
                <text:p>1.08719281663516</text:p>
              </table:table-cell>
              <table:table-cell office:value-type="float" office:value="1.23565764925373">
                <text:p>1.235657649253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0834120982987">
                <text:p>1.10834120982987</text:p>
              </table:table-cell>
              <table:table-cell office:value-type="float" office:value="1.2451026119403">
                <text:p>1.24510261194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5555293005671">
                <text:p>1.25555293005671</text:p>
              </table:table-cell>
              <table:table-cell office:value-type="float" office:value="1.24428638059701">
                <text:p>1.244286380597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1696597353497">
                <text:p>1.11696597353497</text:p>
              </table:table-cell>
              <table:table-cell office:value-type="float" office:value="1.24428638059701">
                <text:p>1.244286380597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5009451795841">
                <text:p>1.05009451795841</text:p>
              </table:table-cell>
              <table:table-cell office:value-type="float" office:value="1.24277052238806">
                <text:p>1.242770522388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6120037807183">
                <text:p>1.06120037807183</text:p>
              </table:table-cell>
              <table:table-cell office:value-type="float" office:value="1.24381996268657">
                <text:p>1.243819962686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4855860113422">
                <text:p>1.04855860113422</text:p>
              </table:table-cell>
              <table:table-cell office:value-type="float" office:value="1.24043843283582">
                <text:p>1.240438432835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4503780718336">
                <text:p>1.24503780718336</text:p>
              </table:table-cell>
              <table:table-cell office:value-type="float" office:value="1.24043843283582">
                <text:p>1.240438432835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195179584121">
                <text:p>1.2195179584121</text:p>
              </table:table-cell>
              <table:table-cell office:value-type="float" office:value="1.24696828358209">
                <text:p>1.246968283582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570179584121">
                <text:p>1.1570179584121</text:p>
              </table:table-cell>
              <table:table-cell office:value-type="float" office:value="1.23717350746269">
                <text:p>1.237173507462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7674858223062">
                <text:p>1.17674858223062</text:p>
              </table:table-cell>
              <table:table-cell office:value-type="float" office:value="1.24615205223881">
                <text:p>1.246152052238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2051039697543">
                <text:p>1.12051039697543</text:p>
              </table:table-cell>
              <table:table-cell office:value-type="float" office:value="1.24358675373134">
                <text:p>1.243586753731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5411153119093">
                <text:p>1.05411153119093</text:p>
              </table:table-cell>
              <table:table-cell office:value-type="float" office:value="1.24451958955224">
                <text:p>1.244519589552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5614366729679">
                <text:p>1.25614366729679</text:p>
              </table:table-cell>
              <table:table-cell office:value-type="float" office:value="1.24137126865672">
                <text:p>1.241371268656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2629962192817">
                <text:p>1.12629962192817</text:p>
              </table:table-cell>
              <table:table-cell office:value-type="float" office:value="1.24521921641791">
                <text:p>1.245219216417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7904064272212">
                <text:p>1.07904064272212</text:p>
              </table:table-cell>
              <table:table-cell office:value-type="float" office:value="1.24545242537313">
                <text:p>1.245452425373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5163043478261">
                <text:p>1.05163043478261</text:p>
              </table:table-cell>
              <table:table-cell office:value-type="float" office:value="1.24556902985075">
                <text:p>1.245569029850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577741020794">
                <text:p>1.0577741020794</text:p>
              </table:table-cell>
              <table:table-cell office:value-type="float" office:value="1.24148787313433">
                <text:p>1.241487873134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5666351606805">
                <text:p>1.15666351606805</text:p>
              </table:table-cell>
              <table:table-cell office:value-type="float" office:value="1.24661847014925">
                <text:p>1.246618470149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25897920604915">
                <text:p>1.25897920604915</text:p>
              </table:table-cell>
              <table:table-cell office:value-type="float" office:value="1.24673507462687">
                <text:p>1.246735074626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2322778827977">
                <text:p>1.12322778827977</text:p>
              </table:table-cell>
              <table:table-cell office:value-type="float" office:value="1.24475279850746">
                <text:p>1.24475279850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5666351606805">
                <text:p>1.15666351606805</text:p>
              </table:table-cell>
              <table:table-cell office:value-type="float" office:value="1.24277052238806">
                <text:p>1.242770522388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4312381852552">
                <text:p>1.04312381852552</text:p>
              </table:table-cell>
              <table:table-cell office:value-type="float" office:value="1.24860074626866">
                <text:p>1.248600746268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4761342155009">
                <text:p>1.04761342155009</text:p>
              </table:table-cell>
              <table:table-cell office:value-type="float" office:value="1.2431203358209">
                <text:p>1.24312033582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3634215500945">
                <text:p>1.13634215500945</text:p>
              </table:table-cell>
              <table:table-cell office:value-type="float" office:value="1.17618936567164">
                <text:p>1.176189365671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1349243856333">
                <text:p>1.21349243856333</text:p>
              </table:table-cell>
              <table:table-cell office:value-type="float" office:value="1.24230410447761">
                <text:p>1.242304104477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6134215500945">
                <text:p>1.26134215500945</text:p>
              </table:table-cell>
              <table:table-cell office:value-type="float" office:value="1.23973880597015">
                <text:p>1.239738805970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226370510397">
                <text:p>1.1226370510397</text:p>
              </table:table-cell>
              <table:table-cell office:value-type="float" office:value="1.24207089552239">
                <text:p>1.242070895522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8419187145558">
                <text:p>1.18419187145558</text:p>
              </table:table-cell>
              <table:table-cell office:value-type="float" office:value="1.23647388059701">
                <text:p>1.236473880597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0137051039698">
                <text:p>1.10137051039698</text:p>
              </table:table-cell>
              <table:table-cell office:value-type="float" office:value="1.24498600746269">
                <text:p>1.244986007462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336247637051">
                <text:p>1.1336247637051</text:p>
              </table:table-cell>
              <table:table-cell office:value-type="float" office:value="1.24183768656716">
                <text:p>1.241837686567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6623345935728">
                <text:p>1.16623345935728</text:p>
              </table:table-cell>
              <table:table-cell office:value-type="float" office:value="1.2421875">
                <text:p>1.2421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0378071833648">
                <text:p>1.00378071833648</text:p>
              </table:table-cell>
              <table:table-cell office:value-type="float" office:value="1.2431203358209">
                <text:p>1.24312033582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5673440453686">
                <text:p>1.25673440453686</text:p>
              </table:table-cell>
              <table:table-cell office:value-type="float" office:value="1.24545242537313">
                <text:p>1.245452425373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5767958412098">
                <text:p>1.25767958412098</text:p>
              </table:table-cell>
              <table:table-cell office:value-type="float" office:value="1.24195429104478">
                <text:p>1.241954291044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2873345935728">
                <text:p>1.22873345935728</text:p>
              </table:table-cell>
              <table:table-cell office:value-type="float" office:value="1.24253731343284">
                <text:p>1.242537313432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7100661625709">
                <text:p>1.07100661625709</text:p>
              </table:table-cell>
              <table:table-cell office:value-type="float" office:value="1.24242070895522">
                <text:p>1.242420708955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515359168242">
                <text:p>1.2515359168242</text:p>
              </table:table-cell>
              <table:table-cell office:value-type="float" office:value="1.23694029850746">
                <text:p>1.236940298507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4491965973535">
                <text:p>1.24491965973535</text:p>
              </table:table-cell>
              <table:table-cell office:value-type="float" office:value="1.24148787313433">
                <text:p>1.241487873134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4903119092628">
                <text:p>1.04903119092628</text:p>
              </table:table-cell>
              <table:table-cell office:value-type="float" office:value="1.2441697761194">
                <text:p>1.24416977611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687145557656">
                <text:p>1.1687145557656</text:p>
              </table:table-cell>
              <table:table-cell office:value-type="float" office:value="1.24172108208955">
                <text:p>1.241721082089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6157844990548">
                <text:p>1.26157844990548</text:p>
              </table:table-cell>
              <table:table-cell office:value-type="float" office:value="1.24090485074627">
                <text:p>1.240904850746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5200850661626">
                <text:p>1.25200850661626</text:p>
              </table:table-cell>
              <table:table-cell office:value-type="float" office:value="1.24253731343284">
                <text:p>1.242537313432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5685255198488">
                <text:p>1.25685255198488</text:p>
              </table:table-cell>
              <table:table-cell office:value-type="float" office:value="1.2421875">
                <text:p>1.24218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5874291115312">
                <text:p>1.25874291115312</text:p>
              </table:table-cell>
              <table:table-cell office:value-type="float" office:value="1.24137126865672">
                <text:p>1.241371268656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5874291115312">
                <text:p>1.25874291115312</text:p>
              </table:table-cell>
              <table:table-cell office:value-type="float" office:value="1.24288712686567">
                <text:p>1.242887126865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25968809073724">
                <text:p>1.25968809073724</text:p>
              </table:table-cell>
              <table:table-cell office:value-type="float" office:value="1.24650186567164">
                <text:p>1.246501865671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5933364839319">
                <text:p>1.25933364839319</text:p>
              </table:table-cell>
              <table:table-cell office:value-type="float" office:value="1.23880597014925">
                <text:p>1.238805970149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